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2021-03-30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8744" calcext:value-type="float">
            <text:p>73.00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2020-01-07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328" calcext:value-type="float">
            <text:p>75.7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2019-01-08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2424" calcext:value-type="float">
            <text:p>75.78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2018-01-09 1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3576" calcext:value-type="float">
            <text:p>75.09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2017-01-10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892" calcext:value-type="float">
            <text:p>75.17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2016-08-09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1296" calcext:value-type="float">
            <text:p>75.90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2016-01-05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26064" calcext:value-type="float">
            <text:p>74.42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2015-01-06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47984" calcext:value-type="float">
            <text:p>74.54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2014-01-07 0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9032" calcext:value-type="float">
            <text:p>73.78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2013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544" calcext:value-type="float">
            <text:p>74.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2012-01-09 1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2248" calcext:value-type="float">
            <text:p>73.61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2011-0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58" calcext:value-type="float">
            <text:p>73.07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2010-0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3944" calcext:value-type="float">
            <text:p>72.70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2009-0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4048" calcext:value-type="float">
            <text:p>72.77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2008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8728" calcext:value-type="float">
            <text:p>72.11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2007-0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3344" calcext:value-type="float">
            <text:p>71.71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2006-0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5976" calcext:value-type="float">
            <text:p>71.43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2005-01-11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1344" calcext:value-type="float">
            <text:p>70.95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2004-0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2003-0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4224" calcext:value-type="float">
            <text:p>71.13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2002-0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548" calcext:value-type="float">
            <text:p>70.51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2001-0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8656" calcext:value-type="float">
            <text:p>70.01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2000-0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1999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1998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7912" calcext:value-type="float">
            <text:p>68.63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1997-0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9104" calcext:value-type="float">
            <text:p>68.26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1996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472" calcext:value-type="float">
            <text:p>68.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1995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1736" calcext:value-type="float">
            <text:p>67.99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1994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6832" calcext:value-type="float">
            <text:p>67.61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1993-03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5936" calcext:value-type="float">
            <text:p>67.30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1992-0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936" calcext:value-type="float">
            <text:p>67.2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1991-0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9488" calcext:value-type="float">
            <text:p>66.76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1990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6584" calcext:value-type="float">
            <text:p>67.15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1989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4224" calcext:value-type="float">
            <text:p>67.32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1988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1987-0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6288" calcext:value-type="float">
            <text:p>67.83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1986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788" calcext:value-type="float">
            <text:p>66.85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1985-0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888" calcext:value-type="float">
            <text:p>67.2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1984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5168" calcext:value-type="float">
            <text:p>66.49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1983-0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596" calcext:value-type="float">
            <text:p>66.73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1982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9848" calcext:value-type="float">
            <text:p>65.8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1981-0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1416" calcext:value-type="float">
            <text:p>65.43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1980-0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388" calcext:value-type="float">
            <text:p>65.33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1979-0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8312" calcext:value-type="float">
            <text:p>64.21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1978-0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8256" calcext:value-type="float">
            <text:p>63.00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1977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3192" calcext:value-type="float">
            <text:p>65.16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1976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4992" calcext:value-type="float">
            <text:p>60.51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1975-0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3472" calcext:value-type="float">
            <text:p>59.78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1972-0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8832" calcext:value-type="float">
            <text:p>56.94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1971-0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1970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4024" calcext:value-type="float">
            <text:p>54.29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1969-0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5488" calcext:value-type="float">
            <text:p>53.8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1968-0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01088" calcext:value-type="float">
            <text:p>52.9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1967-0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5832" calcext:value-type="float">
            <text:p>51.9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1966-02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1964-09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16" meta:object-count="0"/>
    <meta:user-defined meta:name="AppVersion">3.0</meta:user-defined>
  </office:meta>
</office:document-meta>
</file>